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ar Hiring Manager,</text:p>
      <text:p text:style-name="Normal">I am applying for the PLM / ENOVIA Solution Architect role. I bring 12+ years of experience delivering 3DEXPERIENCE SaaS integrations, migrations, and cloud solutions for global manufacturing clients. I have strong customer-facing experience in solution design, ERP–PLM integrations, and SaaS adoption across ENOVIA On-Prem and Cloud platforms.</text:p>
      <text:p text:style-name="Normal"/>
      <text:p text:style-name="Normal">I would welcome the opportunity to discuss how my background aligns with your requirements.</text:p>
      <text:p text:style-name="Normal"/>
      <text:p text:style-name="Normal">Kind regards,</text:p>
      <text:p text:style-name="Normal">V V S Vara Prasad Tuttup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uttupu Veera Venkata Satya Varaprasad</meta:initial-creator>
    <dc:creator>Tuttupu Veera Venkata Satya Varaprasad</dc:creator>
    <meta:creation-date>2026-02-10T11:25:00Z</meta:creation-date>
    <dc:date>2026-02-10T11:28:00Z</dc:date>
    <meta:template xlink:href="Normal" xlink:type="simple"/>
    <meta:editing-cycles>1</meta:editing-cycles>
    <meta:editing-duration>PT180S</meta:editing-duration>
    <meta:document-statistic meta:page-count="1" meta:paragraph-count="7" meta:word-count="61" meta:character-count="493" meta:row-count="11" meta:non-whitespace-character-count="439"/>
  </office:meta>
</office:document-meta>
</file>